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McNeese St. (8-6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3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5-9)</text:p>
          </table:table-cell>
          <table:table-cell office:value-type="string">
            <text:p>17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McNeese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60</text:p>
          </table:table-cell>
          <table:table-cell office:value-type="string">
            <text:p>.1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22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46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3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58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2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51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</table:table-row>
      </table:table>
      <table:table table:name="Sheet 2">
        <table:table-row>
          <table:table-cell office:value-type="string">
            <text:p>McNeese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ewis, Ebony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6</text:p>
          </table:table-cell>
          <table:table-cell office:value-type="string">
            <text:p>.61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iambrone, Adison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pree, Shanna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yers, Rae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cGownd, Angel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Schneider, Hale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lliott, Katelyn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guilera, Alexandr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Nelms, Keegan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27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Fontenot, Madison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D'Alessandro, Jenny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3</text:p>
          </table:table-cell>
          <table:table-cell office:value-type="string">
            <text:p>25</text:p>
          </table:table-cell>
          <table:table-cell office:value-type="string">
            <text:p>189</text:p>
          </table:table-cell>
          <table:table-cell office:value-type="string">
            <text:p>.254</text:p>
          </table:table-cell>
          <table:table-cell office:value-type="string">
            <text:p>7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1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14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.2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43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1</text:p>
          </table:table-cell>
          <table:table-cell office:value-type="string">
            <text:p>171</text:p>
          </table:table-cell>
          <table:table-cell office:value-type="string">
            <text:p>.211</text:p>
          </table:table-cell>
          <table:table-cell office:value-type="string">
            <text:p>5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77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